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10c46"/>
    </style:style>
    <style:style style:name="P2" style:family="paragraph" style:parent-style-name="Standard">
      <style:text-properties officeooo:paragraph-rsid="00014396"/>
    </style:style>
    <style:style style:name="T1" style:family="text">
      <style:text-properties officeooo:rsid="00010c46"/>
    </style:style>
    <style:style style:name="T2" style:family="text">
      <style:text-properties officeooo:rsid="000143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la mundo! </text:span></text:p>
      <text:p text:style-name="P1"><text:span text:style-name="T1"/></text:p>
      <text:p text:style-name="P1"><text:span text:style-name="T1">Isto é um teste!</text:span></text:p>
      <text:p text:style-name="P1"><text:span text:style-name="T1"/></text:p>
      <text:p text:style-name="P2"><text:span text:style-name="T2">Outro tes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tem User</meta:initial-creator>
    <meta:creation-date>2014-02-05T09:11:26</meta:creation-date>
    <dc:date>2014-02-05T09:22:29</dc:date>
    <dc:creator>System User</dc:creator>
    <meta:editing-duration>PT10M29S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1" meta:paragraph-count="3" meta:word-count="8" meta:character-count="38" meta:non-whitespace-character-count="32"/>
  </office:meta>
</office:document-meta>
</file>